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503" officeooo:paragraph-rsid="0005a503"/>
    </style:style>
    <style:style style:name="P2" style:family="paragraph" style:parent-style-name="Standard">
      <style:text-properties fo:font-weight="bold" officeooo:rsid="0005a503" officeooo:paragraph-rsid="0005a503" style:font-weight-asian="bold" style:font-weight-complex="bold"/>
    </style:style>
    <style:style style:name="P3" style:family="paragraph" style:parent-style-name="Standard">
      <style:text-properties fo:font-weight="normal" officeooo:rsid="0005a503" officeooo:paragraph-rsid="0005a503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5a503" officeooo:paragraph-rsid="0005a503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5a503" officeooo:paragraph-rsid="0005a503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05a503" officeooo:paragraph-rsid="0005a503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easing questions</text:p>
      <text:p text:style-name="P1"/>
      <text:p text:style-name="P2">Food</text:p>
      <text:list xml:id="list3051484440700794645" text:style-name="L1">
        <text:list-item>
          <text:p text:style-name="P4">Apples or bananas?</text:p>
        </text:list-item>
        <text:list-item>
          <text:p text:style-name="P4">Grapefruit or kumquat?</text:p>
        </text:list-item>
        <text:list-item>
          <text:p text:style-name="P4">White or Brown Rice?</text:p>
        </text:list-item>
        <text:list-item>
          <text:p text:style-name="P4">Oatmeal or Cereal?</text:p>
        </text:list-item>
        <text:list-item>
          <text:p text:style-name="P4">Drinking water or drinking beer?</text:p>
        </text:list-item>
        <text:list-item>
          <text:p text:style-name="P4">Sandwiches you can’t fit your mouth around, or sandwiches you can?</text:p>
        </text:list-item>
        <text:list-item>
          <text:p text:style-name="P4">Describe your favorite fruit without saying the fruit’s name</text:p>
        </text:list-item>
      </text:list>
      <text:p text:style-name="P3"/>
      <text:p text:style-name="P2">Clothes</text:p>
      <text:list xml:id="list3502899976914902552" text:style-name="L2">
        <text:list-item>
          <text:p text:style-name="P5">Button up or pull-over?</text:p>
        </text:list-item>
        <text:list-item>
          <text:p text:style-name="P5">Short sleeve or long sleeve?</text:p>
        </text:list-item>
        <text:list-item>
          <text:p text:style-name="P5">Jeans or khakis?</text:p>
        </text:list-item>
        <text:list-item>
          <text:p text:style-name="P5">Skirts or shorts?</text:p>
        </text:list-item>
        <text:list-item>
          <text:p text:style-name="P5">Dressy shoes or converse?</text:p>
        </text:list-item>
        <text:list-item>
          <text:p text:style-name="P5">Are you a converse or vans person?</text:p>
        </text:list-item>
        <text:list-item>
          <text:p text:style-name="P5">How many pairs of socks do you own?</text:p>
        </text:list-item>
      </text:list>
      <text:p text:style-name="P3"/>
      <text:p text:style-name="P2">Computer</text:p>
      <text:list xml:id="list4033528412650229201" text:style-name="L3">
        <text:list-item>
          <text:p text:style-name="P6">Mac or Windows?</text:p>
        </text:list-item>
        <text:list-item>
          <text:p text:style-name="P6">Linux or Mac?</text:p>
        </text:list-item>
        <text:list-item>
          <text:p text:style-name="P6">Linux or Windows?</text:p>
        </text:list-item>
        <text:list-item>
          <text:p text:style-name="P6">Linux or Linux? (good choice)</text:p>
        </text:list-item>
        <text:list-item>
          <text:p text:style-name="P6">Mechanical keyboards?</text:p>
        </text:list-item>
        <text:list-item>
          <text:p text:style-name="P6">Ergonomic mouse or any mouse?</text:p>
        </text:list-item>
        <text:list-item>
          <text:p text:style-name="P6">8GB, 16GB, or 32GB of RAM?</text:p>
        </text:list-item>
        <text:list-item>
          <text:p text:style-name="P6">i5, i7, i9 or m3?</text:p>
        </text:list-item>
        <text:list-item>
          <text:p text:style-name="P6">How much storage do you need?</text:p>
        </text:list-item>
        <text:list-item>
          <text:p text:style-name="P6">SSD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0:46:48.591221042</meta:creation-date>
    <dc:date>2018-09-26T10:55:14.931779463</dc:date>
    <meta:editing-duration>PT8M26S</meta:editing-duration>
    <meta:editing-cycles>1</meta:editing-cycles>
    <meta:document-statistic meta:table-count="0" meta:image-count="0" meta:object-count="0" meta:page-count="1" meta:paragraph-count="28" meta:word-count="140" meta:character-count="701" meta:non-whitespace-character-count="612"/>
    <meta:generator>LibreOffice/5.1.6.2$Linux_X86_64 LibreOffice_project/10m0$Build-2</meta:generator>
  </office:meta>
</office:document-meta>
</file>